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tarSymbol1" svg:font-family="StarSymbol"/>
    <style:font-face style:name="Symbol1" svg:font-family="Symbol" style:font-adornments="Regular" style:font-pitch="variable"/>
    <style:font-face style:name="Wingdings1" svg:font-family="Wingdings" style:font-adornments="Regular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Helvetica" svg:font-family="Helvetica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paragraph-properties>
        <style:tab-stops>
          <style:tab-stop style:position="22.86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size-complex="10pt"/>
    </style:style>
    <style:style style:name="P6" style:family="paragraph" style:parent-style-name="Standard">
      <style:paragraph-properties fo:margin-left="5.08cm" fo:margin-right="0cm" fo:text-indent="1.27cm" style:auto-text-indent="false"/>
    </style:style>
    <style:style style:name="P7" style:family="paragraph" style:parent-style-name="Standard">
      <style:paragraph-properties fo:margin-left="6.35cm" fo:margin-right="0cm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text-properties style:font-name="Arial" fo:font-size="13pt" fo:font-weight="bold" style:font-size-asian="13pt" style:font-weight-asian="bold" style:font-size-complex="13pt"/>
    </style:style>
    <style:style style:name="P11" style:family="paragraph" style:parent-style-name="Standard">
      <style:paragraph-properties fo:line-height="150%"/>
      <style:text-properties style:font-name="Arial" fo:font-size="13pt" fo:font-weight="bold" style:font-size-asian="13pt" style:font-weight-asian="bold" style:font-size-complex="13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3pt" fo:font-weight="bold" style:font-size-asian="13pt" style:font-weight-asian="bold" style:font-size-complex="13pt"/>
    </style:style>
    <style:style style:name="P13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 style:list-style-name="WWNum21"/>
    <style:style style:name="P15" style:family="paragraph" style:parent-style-name="Standard" style:list-style-name="WWNum21">
      <style:paragraph-properties fo:hyphenation-ladder-count="no-limit"/>
      <style:text-properties fo:hyphenate="true" fo:hyphenation-remain-char-count="2" fo:hyphenation-push-char-count="2"/>
    </style:style>
    <style:style style:name="P16" style:family="paragraph" style:parent-style-name="Standard" style:list-style-name="WWNum21">
      <style:paragraph-properties fo:hyphenation-ladder-count="no-limit"/>
      <style:text-properties fo:color="#222222" style:language-asian="en" style:country-asian="US" fo:hyphenate="true" fo:hyphenation-remain-char-count="2" fo:hyphenation-push-char-count="2"/>
    </style:style>
    <style:style style:name="P17" style:family="paragraph" style:parent-style-name="Standard">
      <style:paragraph-properties fo:text-align="end" style:justify-single-word="false"/>
      <style:text-properties style:font-weight-complex="bold"/>
    </style:style>
    <style:style style:name="P18" style:family="paragraph" style:parent-style-name="Standard" style:list-style-name="L4">
      <style:text-properties style:font-weight-complex="bold"/>
    </style:style>
    <style:style style:name="P19" style:family="paragraph" style:parent-style-name="Standard" style:list-style-name="L5">
      <style:text-properties style:font-weight-complex="bold"/>
    </style:style>
    <style:style style:name="P20" style:family="paragraph" style:parent-style-name="Standard" style:list-style-name="L2">
      <style:text-properties fo:font-weight="bold" style:font-weight-asian="bold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paragraph-properties fo:text-align="end" style:justify-single-word="false"/>
      <style:text-properties style:font-name="Times New Roman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3pt" fo:font-weight="bold" style:font-size-asian="13pt" style:font-weight-asian="bold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2"/>
    <style:style style:name="P27" style:family="paragraph" style:parent-style-name="Standard" style:list-style-name="L3"/>
    <style:style style:name="P28" style:family="paragraph" style:parent-style-name="Standard" style:list-style-name="L4"/>
    <style:style style:name="P29" style:family="paragraph" style:parent-style-name="Standard">
      <style:paragraph-properties fo:margin-left="0cm" fo:margin-right="0cm" fo:text-indent="0.635cm" style:auto-text-indent="false"/>
    </style:style>
    <style:style style:name="P30" style:family="paragraph" style:parent-style-name="Standard">
      <style:paragraph-properties fo:margin-left="0cm" fo:margin-right="0cm" fo:text-indent="0.635cm" style:auto-text-indent="false"/>
      <style:text-properties style:font-name="Times New Roman"/>
    </style:style>
    <style:style style:name="P31" style:family="paragraph" style:parent-style-name="Standard" style:master-page-name="Standard">
      <style:paragraph-properties fo:margin-left="0cm" fo:margin-right="0cm" fo:text-indent="0cm" style:auto-text-indent="false" style:page-number="auto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Standard">
      <style:paragraph-properties fo:margin-left="1.27cm" fo:margin-right="0cm" fo:text-indent="0cm" style:auto-text-indent="false"/>
    </style:style>
    <style:style style:name="T1" style:family="text">
      <style:text-properties style:font-name="Arial"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en" style:country-asian="US" style:font-weight-asian="bold"/>
    </style:style>
    <style:style style:name="T6" style:family="text">
      <style:text-properties style:text-underline-style="none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style:language-asian="en" style:country-asian="US"/>
    </style:style>
    <style:style style:name="T9" style:family="text">
      <style:text-properties style:font-weight-complex="bold"/>
    </style:style>
    <style:style style:name="T10" style:family="text">
      <style:text-properties style:font-size-complex="10pt"/>
    </style:style>
    <style:style style:name="T11" style:family="text">
      <style:text-properties style:font-name="Verdana" fo:font-size="10pt" style:font-size-asian="10pt" style:font-size-complex="10pt"/>
    </style:style>
    <style:style style:name="T12" style:family="text">
      <style:text-properties style:text-underline-style="solid" style:text-underline-width="auto" style:text-underline-color="font-color" style:font-weight-complex="bold"/>
    </style:style>
    <style:style style:name="T13" style:family="text">
      <style:text-properties fo:color="#0020e3" style:text-underline-style="solid" style:text-underline-width="auto" style:text-underline-color="#000000" style:language-asian="en" style:country-asian="US"/>
    </style:style>
    <style:style style:name="T14" style:family="text">
      <style:text-properties style:font-name-asian="SimSun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<text:s/>ASHOK RAJA R</text:span><text:span text:style-name="T2"><text:tab/><text:tab/><text:tab/></text:span><text:span text:style-name="T3"><text:tab/><text:tab/><text:tab/> <text:s text:c="7"/><text:tab/> <text:s text:c="17"/></text:span>Bangalore, India</text:p>
      <text:p text:style-name="P32"><text:span text:style-name="T6"><text:s/></text:span><text:a xlink:type="simple" xlink:href="http://goo.gl/5E7f2" text:style-name="Internet_20_link" text:visited-style-name="Visited_20_Internet_20_Link">http://goo.gl/5E7f2</text:a><text:tab/><text:tab/><text:tab/><text:tab/><text:tab/><text:tab/><text:tab/> <text:s text:c="6"/><text:tab/><text:tab/> <text:s text:c="4"/>+91-9740915999<text:tab/></text:p>
      <text:p text:style-name="P32"><text:span text:style-name="T6"><text:s/></text:span><text:a xlink:type="simple" xlink:href="https://github.com/ashokrajar" text:style-name="Internet_20_link" text:visited-style-name="Visited_20_Internet_20_Link">https://github.com/ashokrajar</text:a><text:span text:style-name="T3"><text:tab/><text:tab/><text:tab/><text:tab/><text:tab/> <text:s text:c="7"/><text:tab/> <text:s text:c="5"/></text:span><text:a xlink:type="simple" xlink:href="mailto:ashokraja.r@gmail.com" text:style-name="Internet_20_link" text:visited-style-name="Visited_20_Internet_20_Link">ashokraja.r@gmail.com</text:a> </text:p>
      <text:p text:style-name="Standard"><text:tab/><text:tab/></text:p>
      <text:p text:style-name="Standard"><text:tab/><text:tab/> </text:p>
      <text:p text:style-name="P12">Summary</text:p>
      <text:list xml:id="list3519967717953979284" text:style-name="WWNum21">
        <text:list-item>
          <text:p text:style-name="P14">Over 9+ years of industry expertise in <text:span text:style-name="T3">capacity planning, performance tuning, trouble shooting, debugging, backtracking</text:span> of operating systems and applications.</text:p>
        </text:list-item>
        <text:list-item>
          <text:p text:style-name="P16">Managed operations of a multi-datacenter Linux private cloud with thousands of physical hosts and many more virtual hosts</text:p>
        </text:list-item>
        <text:list-item>
          <text:p text:style-name="P15"><text:span text:style-name="T8">Playing a role of </text:span><text:span text:style-name="T5">devops</text:span><text:span text:style-name="T8"> in writing code to automate the infrastructure management, software/application deployment, monitoring, reporting and benchmarking.</text:span></text:p>
        </text:list-item>
        <text:list-item>
          <text:p text:style-name="P14">Passionate about Ethical Hacking and System security. Posed a significant role w.r.t application hardening, network security using iptables and IDS/IPS. </text:p>
        </text:list-item>
        <text:list-item>
          <text:p text:style-name="P14">Infrastructure designing &amp; planning with bleeding edge OSS to facilitate the engineers to connect and collaborate. </text:p>
        </text:list-item>
      </text:list>
      <text:p text:style-name="P2"/>
      <text:p text:style-name="P3">Skills</text:p>
      <text:p text:style-name="P3"/>
      <text:p text:style-name="Standard">Programming Languages<text:tab/>:<text:tab/>BASH, django, python</text:p>
      <text:p text:style-name="Standard">Performance Tool<text:tab/><text:tab/>:<text:tab/>slamd, HP Loadrunner, Gatling, funkload, multimechanize</text:p>
      <text:p text:style-name="Standard">Cloud<text:tab/><text:tab/><text:tab/><text:tab/>:<text:tab/>AWS, Heroku, Openshift, Knowledge of Hadoop(little hands-on) </text:p>
      <text:p text:style-name="Standard">DataBase<text:tab/><text:tab/><text:tab/>:<text:tab/>MySQL, MongoDB</text:p>
      <text:p text:style-name="Standard">Virtualization Platform<text:tab/>:<text:tab/>xen, vmware, virtualbox, OpenVZ, vagrant</text:p>
      <text:p text:style-name="Standard">Authenticate Services<text:tab/><text:tab/>:<text:tab/>ldap, nis, kerberos</text:p>
      <text:p text:style-name="Standard">Network Services<text:tab/><text:tab/>: <text:tab/>ftp, samba, nfs, dns, dhcp, sendmail, postfix, apache, openvpn, </text:p>
      <text:p text:style-name="P6">squid, apache traffic server, nginx</text:p>
      <text:p text:style-name="Standard">Security<text:tab/><text:tab/><text:tab/>:<text:tab/>iptables firewall, selinux, apparmor, mod_security, Nessus, Nmap, </text:p>
      <text:p text:style-name="P7">Ethercap, Metasploit, N-Stealth, Shorewall, WebInspect, SQLping2, Backtrack OS, denyhost, Snort</text:p>
      <text:p text:style-name="Standard">Monitoring Tools<text:tab/><text:tab/>:<text:tab/>nagios, zenoss, zabbix, snmp-trap, carbon, graphite</text:p>
      <text:p text:style-name="Standard">High-Availability Cluster <text:tab/>:<text:tab/>drbd, heartbeat, nginx</text:p>
      <text:p text:style-name="Standard">Storage Management<text:tab/><text:tab/>:<text:tab/>Hardware/Software RAID 0,1,5,10, LVM , LVM + RAID</text:p>
      <text:p text:style-name="Standard">Provisioning <text:tab/><text:tab/><text:tab/>:<text:tab/>Kickstart, AutoYast, OS Remastering, Ansible, Puppet</text:p>
      <text:p text:style-name="Standard"/>
      <text:p text:style-name="Standard"/>
      <text:p text:style-name="P11">Education</text:p>
      <text:p text:style-name="Standard"/>
      <text:p text:style-name="Standard">RedHat Certified Engineer ( Cert No : 803005996514398 )<text:tab/><text:tab/><text:tab/><text:tab/><text:tab/> <text:s text:c="3"/>March 2005</text:p>
      <text:p text:style-name="Standard"/>
      <text:p text:style-name="Standard"><text:span text:style-name="T4">Bachelor of Science</text:span> in <text:span text:style-name="T4">Physics </text:span><text:span text:style-name="T10">from Madurai Kamaraj University College <text:s text:c="9"/></text:span><text:span text:style-name="T9">July </text:span>2002 – April 2005</text:p>
      <text:p text:style-name="P4">Madurai, India</text:p>
      <text:p text:style-name="P5"/>
      <text:p text:style-name="Standard"><text:span text:style-name="T4">Higher Secondary </text:span><text:span text:style-name="T9">from Tagore Vidyalayam Mat HSS School<text:tab/> <text:s text:c="21"/>June </text:span>2000 – April 2002</text:p>
      <text:p text:style-name="P17">Madurai, India</text:p>
      <text:p text:style-name="P10"/>
      <text:p text:style-name="P10"/>
      <text:p text:style-name="P10"><text:soft-page-break/>Work Experience</text:p>
      <text:p text:style-name="P10"/>
      <text:p text:style-name="P21"><text:span text:style-name="T4">Senior Systems Engineer (DevOps)<text:tab/><text:tab/><text:tab/> <text:s text:c="46"/></text:span><text:span text:style-name="T15">Apigee Pvt Ltd., Bangalore</text:span></text:p>
      <text:p text:style-name="P22"><text:span text:style-name="T7"><text:s text:c="5"/></text:span>[Jun 2013 – Present]</text:p>
      <text:p text:style-name="P23"/>
      <text:p text:style-name="P21">Responsible for managing the entire AWS infrastructure(qa/stage/production). Maintenance of the legacy tools. Building one tool for deployments/maintenance/orchestration/reporting. Managing infrastructure using puppet.</text:p>
      <text:p text:style-name="P21"><text:tab/>Was a core member to design/architect the home grown tool for deployments/maintenance from ground up to production. Collaborate &amp; mentor the team on the goals. Periodically refactor the codebase. Performing POC on new technologies to adopt.</text:p>
      <text:p text:style-name="P21"/>
      <text:p text:style-name="P30"><text:span text:style-name="T12">Major Accomplishment</text:span><text:span text:style-name="T7"><text:tab/></text:span></text:p>
      <text:list xml:id="list5571542344763345596" text:style-name="L1">
        <text:list-item>
          <text:p text:style-name="P25">Build high available Graphite cluster</text:p>
        </text:list-item>
        <text:list-item>
          <text:p text:style-name="P25">Zero code data migration from a mysql instance to Amazon redshift using AWS DataPipeLine</text:p>
        </text:list-item>
        <text:list-item>
          <text:p text:style-name="P25">Developed a tool for deploying AWS DataPipeLine jobs</text:p>
        </text:list-item>
        <text:list-item>
          <text:p text:style-name="P25">Core developer and lead on home grown deployment/maintenance/orchestration tool.</text:p>
        </text:list-item>
        <text:list-item>
          <text:p text:style-name="P25">Managing the entire AWS infrastructure. (2000+ EC2 instance, RedShift)</text:p>
        </text:list-item>
        <text:list-item>
          <text:p text:style-name="P25">Contributed to opensource ansible project </text:p>
        </text:list-item>
      </text:list>
      <text:p text:style-name="P24"/>
      <text:p text:style-name="Standard"><text:span text:style-name="T4">Tech Lead - Service Engineering<text:tab/><text:tab/><text:tab/></text:span><text:span text:style-name="T11">Yahoo Software Development Pvt Ltd., Bangalore</text:span></text:p>
      <text:p text:style-name="P4"><text:span text:style-name="T7"><text:s text:c="5"/></text:span>[Mar 2011 – Jun 2013]</text:p>
      <text:p text:style-name="P4"/>
      <text:p text:style-name="Standard">As the technology lead for service engineering responsible for choosing the right platform for the project and implementing it in the right way. Also responsible for capacity planning &amp; performance engineer for high performance sites like Yahoo vertical search platform.</text:p>
      <text:p text:style-name="Standard"/>
      <text:p text:style-name="Standard">Active participant of yahoo internal Hack Day events.</text:p>
      <text:p text:style-name="P1"/>
      <text:p text:style-name="P29"><text:span text:style-name="T12">Major Accomplishment</text:span></text:p>
      <text:list xml:id="list7211814029245118165" text:style-name="L2">
        <text:list-item>
          <text:p text:style-name="P26"><text:span text:style-name="T3">Capacity planning</text:span> for shopping.yahoo.com to serve <text:span text:style-name="T3">1000+ RPS</text:span> <text:span text:style-name="T3">&lt;1sec query response </text:span>on peak shopping season and for Yahoo vertical search platform to serve <text:span text:style-name="T3">4000+RPS</text:span> <text:s/><text:span text:style-name="T3">&lt;100ms query response</text:span> with reduced hardware resources. Identifying the application/hardware bottle neck. Optimized tuning of application, OS <text:s/>&amp; Hardware.</text:p>
        </text:list-item>
        <text:list-item>
          <text:p text:style-name="P26">Design/Write/perform Load&amp;Performance testing which breaks the system to identify the bottle necks in the application and tune it to provide a high performance, high available service to the users</text:p>
        </text:list-item>
        <text:list-item>
          <text:p text:style-name="P26">Prototyped and implemented a zero downtime deployment architecture for a huge 1000 node search cluster across 4 data centers.</text:p>
        </text:list-item>
        <text:list-item>
          <text:p text:style-name="P26"><text:span text:style-name="T3">Developed a bot</text:span> for clearing the stale documents stored on the index clusters</text:p>
        </text:list-item>
        <text:list-item>
          <text:p text:style-name="P26"><text:span text:style-name="T3">Developed a Index Node Recovery tool </text:span>for the Yahoo Indexing Platform as a one day Hack</text:p>
        </text:list-item>
        <text:list-item>
          <text:p text:style-name="P20">Pursuing on a development of collaborated performance testing and recommendation tools</text:p>
        </text:list-item>
        <text:list-item>
          <text:p text:style-name="P26">Deploying/Monitoring/Troubleshooting hadoop jobs on the grid for our feed processing system.</text:p>
        </text:list-item>
      </text:list>
      <text:p text:style-name="P8"><text:s/></text:p>
      <text:p text:style-name="P8"/>
      <text:p text:style-name="P8"/>
      <text:p text:style-name="P8"/>
      <text:p text:style-name="Standard"><text:soft-page-break/><text:span text:style-name="T4">Senior System Engineer(DevOps)<text:tab/><text:tab/><text:tab/></text:span><text:span text:style-name="T11">Yahoo Software Development Pvt Ltd., Bangalore</text:span></text:p>
      <text:p text:style-name="P4"><text:span text:style-name="T7"><text:s text:c="5"/></text:span>[Jan 2010 – Mar 2012]</text:p>
      <text:p text:style-name="Standard"/>
      <text:p text:style-name="Standard">As the system engineer handled development, operations, and system administrative duties to allow continuous high performance web site like shopping.yahoo.com, travel.yahoo.com &amp; Yahoo vertical search platform. Automated deployments of application and troublesho<text:bookmark text:name="_GoBack"/>oting on the event of issues.</text:p>
      <text:p text:style-name="Standard"/>
      <text:p text:style-name="Standard"><text:tab/><text:span text:style-name="T12">Major Accomplishment</text:span></text:p>
      <text:list xml:id="list7477947150583288525" text:style-name="L5">
        <text:list-item>
          <text:list>
            <text:list-item>
              <text:p text:style-name="P19">Design and develop Load &amp; Performance test cases for commerce properties like shopping.y.c, travel.y.c and yahoo vertical search platform</text:p>
            </text:list-item>
            <text:list-item>
              <text:p text:style-name="P19">Maintaining uptime of few hundred servers with exceptional monitoring and maintenance activity</text:p>
            </text:list-item>
            <text:list-item>
              <text:p text:style-name="P19">Alpha/Beta tester for a new cloud based home grown EC2 service. Was part of the architecture design planning team and have done significant contribution to the product.</text:p>
            </text:list-item>
            <text:list-item>
              <text:p text:style-name="P19">Deploying and migrating hundreds of systems to new application stack with zero downtime</text:p>
            </text:list-item>
            <text:list-item>
              <text:p text:style-name="P19">Reduced the internal application timeout from 15% down to less than 0.1% by identifying some configuration discrepancy on the proxy servers.</text:p>
            </text:list-item>
            <text:list-item>
              <text:p text:style-name="P19">Handling production outages and identifying the root cause by excellent troubleshooting skills.</text:p>
            </text:list-item>
          </text:list>
        </text:list-item>
      </text:list>
      <text:p text:style-name="Standard"><text:span text:style-name="T4"/></text:p>
      <text:p text:style-name="Standard"><text:span text:style-name="T4">System Administrator<text:tab/><text:tab/><text:tab/> <text:s text:c="30"/></text:span><text:span text:style-name="T11">Verismo Networks Pvt. Ltd., Bangalore</text:span></text:p>
      <text:p text:style-name="P4"><text:span text:style-name="T7"><text:s/></text:span>[Jan 2008 – Jan 2010]</text:p>
      <text:p text:style-name="Standard">As the system administrator at verismo networks was responsible for the entire IT infrastructure maintaining the up time of services like apache/nis/samba/routers/switches. Given the opportunity was part of the Organizations Technical R&amp;D in application hardening and Virtualization Technologies.</text:p>
      <text:p text:style-name="Standard"/>
      <text:p text:style-name="Standard"><text:tab/><text:span text:style-name="T12">Major Accomplishment</text:span></text:p>
      <text:list xml:id="list737386316206170375" text:style-name="L4">
        <text:list-item>
          <text:list>
            <text:list-item>
              <text:p text:style-name="P18">Deployed and configured a DRBD High Availability cluster for mysql &amp; apache </text:p>
            </text:list-item>
            <text:list-item>
              <text:p text:style-name="P28"><text:span text:style-name="T9">Development of VSOS/VDOS</text:span> (Verismo Server/Desktop Operating System) for automated unattended installation of Verismo tailored application stack with LAMP stack tweaks </text:p>
            </text:list-item>
            <text:list-item>
              <text:p text:style-name="P28"><text:span text:style-name="T9">Customized RPM package building </text:span>from source for LAMP stack.</text:p>
            </text:list-item>
            <text:list-item>
              <text:p text:style-name="P28">Developed &amp; Implementation of internal <text:span text:style-name="T9">Intranet</text:span> Site<text:span text:style-name="T9"> , </text:span><text:span text:style-name="T8">customer support portal for </text:span><text:a xlink:type="simple" xlink:href="http://vunow.com/" text:style-name="Internet_20_link" text:visited-style-name="Visited_20_Internet_20_Link"><text:span text:style-name="T13">vunow.com</text:span></text:a><text:span text:style-name="T8">, (Customer Ticket Tracking System for vunow POD)</text:span></text:p>
            </text:list-item>
            <text:list-item>
              <text:p text:style-name="P18">Security auditing &amp; applying patches. Application hardening using apparmor &amp; selinux</text:p>
            </text:list-item>
            <text:list-item>
              <text:p text:style-name="P28">Server/Network/Desktop monitoring using <text:span text:style-name="T9">Nagios, MRTG. SMS alerting for critical services</text:span></text:p>
            </text:list-item>
            <text:list-item>
              <text:p text:style-name="P28">LDAP/SAMBA/NFS centralized authentication and profiling</text:p>
            </text:list-item>
            <text:list-item>
              <text:p text:style-name="P28">Linux Router/Firewall configuration using <text:span text:style-name="T9">shorewall &amp; smcroute for multicast </text:span></text:p>
            </text:list-item>
            <text:list-item>
              <text:p text:style-name="P28"><text:span text:style-name="T9">Implemented a VPN </text:span>solution for employees traveling and working from home using <text:span text:style-name="T9">OpenVPN</text:span></text:p>
            </text:list-item>
          </text:list>
        </text:list-item>
      </text:list>
      <text:p text:style-name="P9"/>
      <text:p text:style-name="Standard"><text:span text:style-name="T4">System Administrator<text:tab/><text:tab/><text:tab/> <text:s text:c="32"/></text:span><text:span text:style-name="T11">Winways System Pvt. Ltd., MADURAI</text:span></text:p>
      <text:p text:style-name="P4">[Jan 2005 – Jan 2008]</text:p>
      <text:p text:style-name="Standard">As the system administrator at winways systems was responsible for the entire IT infrastructure.</text:p>
      <text:p text:style-name="Standard"><text:tab/><text:span text:style-name="T12">Major Accomplishment</text:span></text:p>
      <text:list xml:id="list8235997585682403814" text:style-name="L3">
        <text:list-item>
          <text:list>
            <text:list-item>
              <text:p text:style-name="P27">Implemented single sign on using LDAP, User management( creating, managing, monitoring user activity, ACL, disk quota)</text:p>
            </text:list-item>
            <text:list-item>
              <text:p text:style-name="P27">Automated implementation of IPTABLE &amp; backup using bash scripting</text:p>
            </text:list-item>
            <text:list-item>
              <text:p text:style-name="P27"><text:span text:style-name="T14">Deploying O2(home grown ERP product) on the client servers and remote maintenance/troubleshooti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tarSymbol1" svg:font-family="StarSymbol"/>
    <style:font-face style:name="Symbol1" svg:font-family="Symbol" style:font-adornments="Regular" style:font-pitch="variable"/>
    <style:font-face style:name="Wingdings1" svg:font-family="Wingdings" style:font-adornments="Regular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Helvetica" svg:font-family="Helvetica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style:font-name="Times" fo:font-style="italic" style:font-style-asian="italic" style:font-style-complex="italic"/>
    </style:style>
    <style:style style:name="Body_20_Text_20_3" style:display-name="Body Text 3" style:family="paragraph" style:parent-style-name="Standard" style:default-outline-level="" style:list-style-name="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Style1" style:family="paragraph" style:parent-style-name="Standard" style:default-outline-level="" style:list-style-name="">
      <style:paragraph-properties fo:margin="100%" fo:margin-left="0cm" fo:margin-right="-0.953cm" fo:margin-top="0cm" fo:margin-bottom="0cm" fo:text-indent="0cm" style:auto-text-indent="false"/>
      <style:text-properties fo:font-weight="bold" style:font-weight-asian="bold" style:font-size-complex="11pt" style:font-weight-complex="bold"/>
    </style:style>
    <style:style style:name="Achievement" style:family="paragraph" style:parent-style-name="Text_20_body" style:default-outline-level="" style:list-style-name="">
      <style:paragraph-properties fo:margin="100%" fo:margin-left="0.432cm" fo:margin-right="-0.663cm" fo:margin-top="0cm" fo:margin-bottom="0.106cm" fo:text-indent="-0.432cm" style:auto-text-indent="false"/>
      <style:text-properties style:font-size-complex="11pt"/>
    </style:style>
    <style:style style:name="Default_20_Paragraph_20_Font" style:display-name="Default Paragraph Font" style:family="text"/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2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2"/>
    </style:style>
    <style:style style:name="WW8Num7z2" style:family="text">
      <style:text-properties style:font-name="StarSymbol" fo:font-size="9pt" style:font-size-asian="9pt" style:font-name-complex="StarSymbol2" style:font-size-complex="9pt"/>
    </style:style>
    <style:style style:name="WW8Num8z0" style:family="text">
      <style:text-properties style:font-name="Wingdings" fo:font-size="9pt" style:font-size-asian="9pt" style:font-name-complex="StarSymbol2" style:font-size-complex="9pt"/>
    </style:style>
    <style:style style:name="WW8Num8z2" style:family="text">
      <style:text-properties style:font-name="Symbol"/>
    </style:style>
    <style:style style:name="WW8Num9z0" style:family="text">
      <style:text-properties style:font-name="Wingdings" fo:font-size="9pt" style:font-size-asian="9pt" style:font-name-complex="StarSymbol2" style:font-size-complex="9pt"/>
    </style:style>
    <style:style style:name="WW8Num9z1" style:family="text">
      <style:text-properties style:font-name="Wingdings 2" fo:font-size="9pt" style:font-size-asian="9pt" style:font-name-complex="StarSymbol2" style:font-size-complex="9pt"/>
    </style:style>
    <style:style style:name="WW8Num9z3" style:family="text">
      <style:text-properties style:font-name="Symbol" fo:font-size="9pt" style:font-size-asian="9pt" style:font-name-complex="StarSymbol2" style:font-size-complex="9pt"/>
    </style:style>
    <style:style style:name="WW8Num9z5" style:family="text">
      <style:text-properties style:font-name="StarSymbol" fo:font-size="9pt" style:font-size-asian="9pt" style:font-name-complex="StarSymbol2" style:font-size-complex="9pt"/>
    </style:style>
    <style:style style:name="WW8Num10z0" style:family="text">
      <style:text-properties style:font-name="Wingdings"/>
    </style:style>
    <style:style style:name="WW8Num11z0" style:family="text">
      <style:text-properties style:font-name="Wingdings" fo:font-size="9pt" style:font-size-asian="9pt" style:font-name-complex="StarSymbol2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9z2" style:family="text">
      <style:text-properties style:font-name="Symbol"/>
    </style:style>
    <style:style style:name="WW-Default_20_Paragraph_20_Font" style:display-name="WW-Default Paragraph Font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/>
    </style:style>
    <style:style style:name="WW-Absatz-Standardschriftart111111111111" style:family="text"/>
    <style:style style:name="WW8Num5z3" style:family="text">
      <style:text-properties style:font-name="Symbol"/>
    </style:style>
    <style:style style:name="WW-Default_20_Paragraph_20_Font1" style:display-name="WW-Default Paragraph Font1" style:family="text"/>
    <style:style style:name="WW8Num1z1" style:family="text">
      <style:text-properties style:font-name="Courier New" style:font-name-complex="Courier New2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 style:font-name-complex="Courier New2"/>
    </style:style>
    <style:style style:name="WW8Num2z3" style:family="text">
      <style:text-properties style:font-name="Symbol"/>
    </style:style>
    <style:style style:name="WW8Num3z1" style:family="text">
      <style:text-properties style:font-name="Courier New" style:font-name-complex="Courier New2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2"/>
    </style:style>
    <style:style style:name="WW8Num7z3" style:family="text">
      <style:text-properties style:font-name="Symbol"/>
    </style:style>
    <style:style style:name="WW-Default_20_Paragraph_20_Font11" style:display-name="WW-Default Paragraph Font11" style:family="text"/>
    <style:style style:name="Internet_20_link" style:display-name="Internet link" style:family="text" style:parent-style-name="WW-Default_20_Paragraph_20_Font11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0z1" style:family="text">
      <style:text-properties style:font-name="Courier New"/>
    </style:style>
    <style:style style:name="WW8Num10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2"/>
    </style:style>
    <style:style style:name="WW8Num32z3" style:family="text">
      <style:text-properties style:font-name="Symbol"/>
    </style:style>
    <style:style style:name="WW8Num46z0" style:family="text">
      <style:text-properties style:font-name="Wingdings"/>
    </style:style>
    <style:style style:name="WW8Num46z1" style:family="text">
      <style:text-properties style:font-name="Courier New" style:font-name-complex="Courier New2"/>
    </style:style>
    <style:style style:name="WW8Num46z3" style:family="text">
      <style:text-properties style:font-name="Symbol"/>
    </style:style>
    <style:style style:name="WW8Num55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2"/>
    </style:style>
    <style:style style:name="WW8Num34z3" style:family="text">
      <style:text-properties style:font-name="Symbo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size="9pt" style:font-size-asian="9pt" style:font-name-complex="StarSymbol2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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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2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style-name="Regular" style:font-pitch="variable"/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5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style-name="Regular" style:font-pitch="variable"/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8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style-name="Regular" style:font-pitch="variable"/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2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style-name="Regular" style:font-pitch="variable"/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5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style-name="Regular" style:font-pitch="variable"/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8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style-name="Regular" style:font-pitch="variable"/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2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style-name="Regular" style:font-pitch="variable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5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style-name="Regular" style:font-pitch="variable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8" text:style-name="ListLabel_20_1" style:num-suffix="" text:bullet-char="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style-name="Regular" style:font-pitch="variable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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2" style:num-suffix="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style-name="Regular" style:font-pitch="variable"/>
      </text:list-level-style-bullet>
      <text:list-level-style-bullet text:level="3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style:num-suffix="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style-name="Regular" style:font-pitch="variable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2" style:num-suffix="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style-name="Regular" style:font-pitch="variable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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1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1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1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54cm" fo:margin-left="1.905cm" fo:margin-right="1.90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SHOK RAJA R</dc:title>
    <meta:initial-creator>win-server</meta:initial-creator>
    <meta:editing-cycles>84</meta:editing-cycles>
    <meta:print-date>2008-10-15T17:16:00</meta:print-date>
    <meta:creation-date>2013-02-12T06:47:00</meta:creation-date>
    <dc:date>2014-09-16T12:38:53</dc:date>
    <meta:editing-duration>PT55M48S</meta:editing-duration>
    <meta:generator>OpenOffice/4.1.0$Unix OpenOffice.org_project/410m18$Build-9764</meta:generator>
    <meta:document-statistic meta:table-count="0" meta:image-count="0" meta:object-count="0" meta:page-count="3" meta:paragraph-count="87" meta:word-count="1010" meta:character-count="7476"/>
    <meta:user-defined meta:name="AppVersion">14.0000</meta:user-defined>
    <meta:user-defined meta:name="Company">SKY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